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</style:style>
    <style:style style:name="ce10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fo:wrap-option="wrap" fo:border="0.74pt solid #000000"/>
      <style:paragraph-properties fo:margin-left="0cm"/>
    </style:style>
    <style:style style:name="ce20" style:family="table-cell" style:parent-style-name="Default" style:data-style-name="N2">
      <style:table-cell-properties fo:border="0.74pt solid #000000"/>
    </style:style>
    <style:style style:name="ce8" style:family="table-cell" style:parent-style-name="Default" style:data-style-name="N122">
      <style:table-cell-properties fo:wrap-option="wrap"/>
    </style:style>
    <style:style style:name="ce22" style:family="table-cell" style:parent-style-name="Default" style:data-style-name="N2">
      <style:table-cell-properties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wrap-option="wrap"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value-type" style:repeat-content="false" fo:border="0.74pt solid #000000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33%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4.38cm" svg:height="1.25cm" svg:x="5.31cm" svg:y="10.37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внедрённый объект (OLE) 2" draw:style-name="gr1" draw:text-style-name="P1" svg:width="2cm" svg:height="0.57cm" svg:x="10.74cm" svg:y="10.68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0cm" svg:height="5.63cm" svg:x="15.101cm" svg:y="10.379cm">
            <draw:object draw:notify-on-update-of-ranges="Лист1.B11:Лист1.B17 Лист1.C11:Лист1.C17 Лист1.A30:Лист1.A31 Лист1.B30:Лист1.B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10</text:p>
          </table:table-cell>
          <table:covered-table-cell table:number-columns-repeated="2"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office:value-type="string" calcext:value-type="string" table:number-columns-spanned="10" table:number-rows-spanned="1">
            <text:p>Регрессионный анализ. Расчет коэффициента регрессии</text:p>
          </table:table-cell>
          <table:covered-table-cell table:number-columns-repeated="2"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table:style-name="ce2" office:value-type="string" calcext:value-type="string" table:number-columns-spanned="9" table:number-rows-spanned="1">
            <text:p>Построить график и вычислить значения коэффициентов регрессии</text:p>
          </table:table-cell>
          <table:covered-table-cell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11" office:value-type="string" calcext:value-type="string">
            <text:p>Ход работы: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3" office:value-type="string" calcext:value-type="string">
            <text:p>Задача:</text:p>
          </table:table-cell>
          <table:table-cell table:style-name="ce5" office:value-type="string" calcext:value-type="string" table:number-columns-spanned="9" table:number-rows-spanned="1">
            <text:p>Было проведено исследование относительно связи между ежемесячным доходом человека и расходами на развлечения</text:p>
          </table:table-cell>
          <table:covered-table-cell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Доход (x)</text:p>
          </table:table-cell>
          <table:table-cell table:style-name="ce6" office:value-type="string" calcext:value-type="string">
            <text:p>Расходы на развлечения (y)</text:p>
          </table:table-cell>
          <table:table-cell table:style-name="ce9" office:value-type="string" calcext:value-type="string">
            <text:p>(x - <text:span text:style-name="T1">x</text:span>)<text:span text:style-name="T2">2</text:span></text:p>
          </table:table-cell>
          <table:table-cell table:style-name="ce9" office:value-type="string" calcext:value-type="string">
            <text:p><text:span text:style-name="T3">(x - </text:span><text:span text:style-name="T4">x</text:span><text:span text:style-name="T3">) * (y - </text:span><text:span text:style-name="T4">y</text:span><text:span text:style-name="T3">)</text:span>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60" calcext:value-type="float">
            <text:p>60</text:p>
          </table:table-cell>
          <table:table-cell table:style-name="ce25" table:formula="of:=POWER([.B11]-[.$B$20]; 2)" office:value-type="float" office:value="27319.3673469388" calcext:value-type="float">
            <text:p>27319,37</text:p>
          </table:table-cell>
          <table:table-cell table:style-name="ce25" table:formula="of:=([.B11]-[.$B$20])*([.C11]-[.$C$20])" office:value-type="float" office:value="9917.14285714286" calcext:value-type="float">
            <text:p>9917,14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1200" calcext:value-type="float">
            <text:p>1200</text:p>
          </table:table-cell>
          <table:table-cell table:style-name="ce19" office:value-type="float" office:value="200" calcext:value-type="float">
            <text:p>200</text:p>
          </table:table-cell>
          <table:table-cell table:style-name="ce25" table:formula="of:=POWER([.B12]-[.$B$20]; 2)" office:value-type="float" office:value="55090.7959183673" calcext:value-type="float">
            <text:p>55090,80</text:p>
          </table:table-cell>
          <table:table-cell table:style-name="ce25" table:formula="of:=([.B12]-[.$B$20])*([.C12]-[.$C$20])" office:value-type="float" office:value="18777.1428571429" calcext:value-type="float">
            <text:p>18777,14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60" calcext:value-type="float">
            <text:p>160</text:p>
          </table:table-cell>
          <table:table-cell table:style-name="ce25" table:formula="of:=POWER([.B13]-[.$B$20]; 2)" office:value-type="float" office:value="1205.08163265306" calcext:value-type="float">
            <text:p>1205,08</text:p>
          </table:table-cell>
          <table:table-cell table:style-name="ce25" table:formula="of:=([.B13]-[.$B$20])*([.C13]-[.$C$20])" office:value-type="float" office:value="1388.57142857143" calcext:value-type="float">
            <text:p>1388,57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135" calcext:value-type="float">
            <text:p>135</text:p>
          </table:table-cell>
          <table:table-cell table:style-name="ce25" table:formula="of:=POWER([.B14]-[.$B$20]; 2)" office:value-type="float" office:value="4262.22448979592" calcext:value-type="float">
            <text:p>4262,22</text:p>
          </table:table-cell>
          <table:table-cell table:style-name="ce25" table:formula="of:=([.B14]-[.$B$20])*([.C14]-[.$C$20])" office:value-type="float" office:value="-979.285714285715" calcext:value-type="float">
            <text:p>-979,29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850" calcext:value-type="float">
            <text:p>850</text:p>
          </table:table-cell>
          <table:table-cell table:style-name="ce19" office:value-type="float" office:value="45" calcext:value-type="float">
            <text:p>45</text:p>
          </table:table-cell>
          <table:table-cell table:style-name="ce25" table:formula="of:=POWER([.B15]-[.$B$20]; 2)" office:value-type="float" office:value="13290.7959183674" calcext:value-type="float">
            <text:p>13290,80</text:p>
          </table:table-cell>
          <table:table-cell table:style-name="ce25" table:formula="of:=([.B15]-[.$B$20])*([.C15]-[.$C$20])" office:value-type="float" office:value="8646.42857142857" calcext:value-type="float">
            <text:p>8646,43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907" calcext:value-type="float">
            <text:p>907</text:p>
          </table:table-cell>
          <table:table-cell table:style-name="ce19" office:value-type="float" office:value="90" calcext:value-type="float">
            <text:p>90</text:p>
          </table:table-cell>
          <table:table-cell table:style-name="ce25" table:formula="of:=POWER([.B16]-[.$B$20]; 2)" office:value-type="float" office:value="3397.22448979592" calcext:value-type="float">
            <text:p>3397,22</text:p>
          </table:table-cell>
          <table:table-cell table:style-name="ce25" table:formula="of:=([.B16]-[.$B$20])*([.C16]-[.$C$20])" office:value-type="float" office:value="1748.57142857143" calcext:value-type="float">
            <text:p>1748,57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1100" calcext:value-type="float">
            <text:p>1100</text:p>
          </table:table-cell>
          <table:table-cell table:style-name="ce19" office:value-type="float" office:value="150" calcext:value-type="float">
            <text:p>150</text:p>
          </table:table-cell>
          <table:table-cell table:style-name="ce25" table:formula="of:=POWER([.B17]-[.$B$20]; 2)" office:value-type="float" office:value="18147.9387755102" calcext:value-type="float">
            <text:p>18147,94</text:p>
          </table:table-cell>
          <table:table-cell table:style-name="ce25" table:formula="of:=([.B17]-[.$B$20])*([.C17]-[.$C$20])" office:value-type="float" office:value="4041.42857142857" calcext:value-type="float">
            <text:p>4041,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Сумма</text:p>
          </table:table-cell>
          <table:table-cell table:style-name="ce20" table:formula="of:=SUM([.B11:.B17])" office:value-type="float" office:value="6757" calcext:value-type="float">
            <text:p>6757,00</text:p>
          </table:table-cell>
          <table:table-cell table:style-name="ce23" table:formula="of:=SUM([.C11:.C17])" office:value-type="float" office:value="840" calcext:value-type="float">
            <text:p>840,00</text:p>
          </table:table-cell>
          <table:table-cell table:style-name="ce20" table:formula="of:=SUM([.D11:.D17])" office:value-type="float" office:value="122713.428571429" calcext:value-type="float">
            <text:p>122713,43</text:p>
          </table:table-cell>
          <table:table-cell table:style-name="ce23" table:formula="of:=SUM([.E11:.E17])" office:value-type="float" office:value="43540" calcext:value-type="float">
            <text:p>43540,00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Ср. знач.</text:p>
          </table:table-cell>
          <table:table-cell table:style-name="ce20" table:formula="of:=AVERAGE([.B11:.B17])" office:value-type="float" office:value="965.285714285714" calcext:value-type="float">
            <text:p>965,29</text:p>
          </table:table-cell>
          <table:table-cell table:style-name="ce20" table:formula="of:=AVERAGE([.C11:.C17])" office:value-type="float" office:value="120" calcext:value-type="float">
            <text:p>120,00</text:p>
          </table:table-cell>
          <table:table-cell table:style-name="ce20" table:formula="of:=AVERAGE([.D11:.D17])" office:value-type="float" office:value="17530.4897959184" calcext:value-type="float">
            <text:p>17530,49</text:p>
          </table:table-cell>
          <table:table-cell table:style-name="ce20" table:formula="of:=AVERAGE([.E11:.E17])" office:value-type="float" office:value="6220" calcext:value-type="float">
            <text:p>6220,00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8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 table:number-columns-spanned="2" table:number-rows-spanned="1">
            <text:p>Коэффициенты</text:p>
          </table:table-cell>
          <table:covered-table-cell/>
          <table:table-cell table:number-columns-repeated="16382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22" table:formula="of:=[.E19]/[.D19]" office:value-type="float" office:value="0.35481039448471" calcext:value-type="float">
            <text:p>0,35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22" table:formula="of:=[.C20]-[.B24]*[.B20]" office:value-type="float" office:value="-222.493405076169" calcext:value-type="float">
            <text:p>-222,49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3" office:value-type="string" calcext:value-type="string" table:number-columns-spanned="2" table:number-rows-spanned="1">
            <text:p>Опорные значения</text:p>
          </table:table-cell>
          <table:covered-table-cell table:style-name="ce31"/>
          <table:table-cell table:number-columns-repeated="16382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y</text:p>
          </table:table-cell>
          <table:table-cell>
            <draw:frame draw:z-index="3" draw:name="внедрённый объект (OLE) 3" draw:style-name="gr1" draw:text-style-name="P1" svg:width="1.911cm" svg:height="0.569cm" svg:x="0.89cm" svg:y="0.393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81"/>
        </table:table-row>
        <table:table-row table:style-name="ro1">
          <table:table-cell table:style-name="ce10" table:formula="of:=MIN([.B11:.B17])" office:value-type="float" office:value="800" calcext:value-type="float">
            <text:p>800</text:p>
          </table:table-cell>
          <table:table-cell table:style-name="ce20" table:formula="of:=[.$B$24]*[.A30]+[.$B$25]" office:value-type="float" office:value="61.3549105115987" calcext:value-type="float">
            <text:p>61,35</text:p>
          </table:table-cell>
          <table:table-cell table:number-columns-repeated="16382"/>
        </table:table-row>
        <table:table-row table:style-name="ro1">
          <table:table-cell table:style-name="ce10" table:formula="of:=MAX([.B11:.B17])" office:value-type="float" office:value="1200" calcext:value-type="float">
            <text:p>1200</text:p>
          </table:table-cell>
          <table:table-cell table:style-name="ce20" table:formula="of:=[.$B$24]*[.A31]+[.$B$25]" office:value-type="float" office:value="203.279068305483" calcext:value-type="float">
            <text:p>203,28</text:p>
          </table:table-cell>
          <table:table-cell table:number-columns-repeated="16382"/>
        </table:table-row>
        <table:table-row table:style-name="ro1" table:number-rows-repeated="6">
          <table:table-cell table:number-columns-repeated="16384"/>
        </table:table-row>
        <table:table-row table:style-name="ro3">
          <table:table-cell table:style-name="ce21" office:value-type="string" calcext:value-type="string">
            <text:p>Вывод:</text:p>
          </table:table-cell>
          <table:table-cell table:style-name="ce2" office:value-type="string" calcext:value-type="string" table:number-columns-spanned="9" table:number-rows-spanned="1">
            <text:p>В ходе лабораторной работы были вычислены коэффициенты регрессии, затем они были подставлены в формулу линейной функции (y = ax + b) и, приняв значения x за крайние значения выборки, были вычислены значения линейной функции для построения прямой регрессии. По полученному графику можно оценить связь между ежемесячным доходом человека и его расходами на развлечения</text:p>
          </table:table-cell>
          <table:covered-table-cell table:number-columns-repeated="8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4:01:03.883302878</meta:creation-date>
    <meta:generator>LibreOffice/7.5.1.2$Linux_X86_64 LibreOffice_project/fcbaee479e84c6cd81291587d2ee68cba099e129</meta:generator>
    <dc:date>2023-03-21T19:01:29.536768616</dc:date>
    <meta:editing-duration>PT1H17M37S</meta:editing-duration>
    <meta:editing-cycles>24</meta:editing-cycles>
    <meta:document-statistic meta:table-count="1" meta:cell-count="63" meta:object-count="4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row>
          <mo stretchy="false">∑</mo>
          <mrow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>¯</mo>
                  </mover>
                </mrow>
              </mrow>
              <mo fence="true" form="postfix" stretchy="false">)</mo>
            </mrow>
          </mrow>
        </mrow>
        <mrow>
          <mo stretchy="false">∑</mo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  <mn>2</mn>
          </msup>
        </mrow>
      </mfrac>
    </mrow>
    <annotation encoding="StarMath 5.0">a = { sum { (x_i - overline { x } )(y_i - overline { y } ) }  } over { sum ({ x_i - overline { x } }) ^ 2 }
</annotation>
  </semantics>
</math>
</file>

<file path=Object 2/content.xml><?xml version="1.0" encoding="utf-8"?>
<math xmlns="http://www.w3.org/1998/Math/MathML" display="block">
  <semantics>
    <mrow>
      <mrow>
        <mi>b</mi>
        <mo stretchy="false">=</mo>
        <mrow>
          <mover accent="true">
            <mi>y</mi>
            <mo>¯</mo>
          </mover>
          <mo stretchy="false">−</mo>
          <mi>a</mi>
        </mrow>
      </mrow>
      <mover accent="true">
        <mi>x</mi>
        <mo>¯</mo>
      </mover>
    </mrow>
    <annotation encoding="StarMath 5.0">b = overline { y } - a overline { x }
</annotation>
  </semantics>
</math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circle" chart:symbol-width="0.15cm" chart:symbol-height="0.15cm"/>
    </style:style>
    <style:style style:name="ch8" style:family="chart" style:data-style-name="N0">
      <style:chart-properties chart:symbol-type="none" chart:link-data-style-to-source="true"/>
      <style:graphic-properties draw:stroke="dash" draw:stroke-dash="Dashed_20__28_var_29_" svg:stroke-width="0.03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5.631cm" xlink:href=".." xlink:type="simple" chart:class="chart:scatter" chart:style-name="ch1">
        <chart:plot-area chart:style-name="ch2" table:cell-range-address="Лист1.B11:Лист1.C17 Лист1.B30:Лист1.B31" svg:x="0.2cm" svg:y="0.112cm" svg:width="9.601cm" svg:height="5.407cm">
          <chart:coordinate-region svg:x="1.008cm" svg:y="0.311cm" svg:width="8.422cm" svg:height="4.56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C11:Лист1.C17" chart:class="chart:scatter">
            <chart:domain table:cell-range-address="Лист1.B11:Лист1.B17"/>
            <chart:data-point/>
            <chart:data-point chart:style-name="ch7"/>
            <chart:data-point chart:repeated="5"/>
          </chart:series>
          <chart:series chart:style-name="ch8" chart:values-cell-range-address="Лист1.B30:Лист1.B31" chart:class="chart:scatter">
            <chart:domain table:cell-range-address="Лист1.A30:Лист1.A31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B11:Лист1.B17</svg:desc>
                </draw:g>
              </table:table-cell>
              <table:table-cell office:value-type="float" office:value="60">
                <text:p>60</text:p>
                <draw:g>
                  <svg:desc>Лист1.C11:Лист1.C17</svg:desc>
                </draw:g>
              </table:table-cell>
              <table:table-cell office:value-type="float" office:value="800">
                <text:p>800</text:p>
                <draw:g>
                  <svg:desc>Лист1.A30:Лист1.A31</svg:desc>
                </draw:g>
              </table:table-cell>
              <table:table-cell office:value-type="float" office:value="61.3549105115987">
                <text:p>61.3549105115987</text:p>
                <draw:g>
                  <svg:desc>Лист1.B30:Лист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203.279068305483">
                <text:p>203.279068305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0">
                <text:p>85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7">
                <text:p>907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">
                <text:p>110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4/content.xml><?xml version="1.0" encoding="utf-8"?>
<math xmlns="http://www.w3.org/1998/Math/MathML" display="block">
  <semantics>
    <mrow>
      <mrow>
        <mi>y</mi>
        <mo stretchy="false">=</mo>
        <mi>a</mi>
      </mrow>
      <mrow>
        <mi>x</mi>
        <mo stretchy="false">+</mo>
        <mi>b</mi>
      </mrow>
    </mrow>
    <annotation encoding="StarMath 5.0">y = a x + b</annotation>
  </semantics>
</math>
</file>